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600000098AFF075A9.png" manifest:media-type="image/png"/>
  <manifest:file-entry manifest:full-path="Pictures/10000000000001B8000001E90BB47AE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tylus BT" svg:font-family="'Stylus BT', Candar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.3396in" fo:margin-left="-0.075in" table:align="left" style:writing-mode="lr-tb"/>
    </style:style>
    <style:style style:name="Tabla1.A" style:family="table-column">
      <style:table-column-properties style:column-width="0.7646in"/>
    </style:style>
    <style:style style:name="Tabla1.B" style:family="table-column">
      <style:table-column-properties style:column-width="1.575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4" style:family="table">
      <style:table-properties style:width="7.0229in" table:align="center" style:writing-mode="lr-tb"/>
    </style:style>
    <style:style style:name="Tabla4.A" style:family="table-column">
      <style:table-column-properties style:column-width="3.5063in"/>
    </style:style>
    <style:style style:name="Tabla4.B" style:family="table-column">
      <style:table-column-properties style:column-width="0.1208in"/>
    </style:style>
    <style:style style:name="Tabla4.C" style:family="table-column">
      <style:table-column-properties style:column-width="1.7368in"/>
    </style:style>
    <style:style style:name="Tabla4.D" style:family="table-column">
      <style:table-column-properties style:column-width="0.1132in"/>
    </style:style>
    <style:style style:name="Tabla4.E" style:family="table-column">
      <style:table-column-properties style:column-width="1.5458in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a4.B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a4.A2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a5" style:family="table">
      <style:table-properties style:width="7.0382in" table:align="center" style:writing-mode="lr-tb"/>
    </style:style>
    <style:style style:name="Tabla5.A" style:family="table-column">
      <style:table-column-properties style:column-width="1.6236in"/>
    </style:style>
    <style:style style:name="Tabla5.B" style:family="table-column">
      <style:table-column-properties style:column-width="0.1132in"/>
    </style:style>
    <style:style style:name="Tabla5.C" style:family="table-column">
      <style:table-column-properties style:column-width="3.2215in"/>
    </style:style>
    <style:style style:name="Tabla5.E" style:family="table-column">
      <style:table-column-properties style:column-width="1.9667in"/>
    </style:style>
    <style:style style:name="Tabla5.1" style:family="table-row">
      <style:table-row-properties style:min-row-height="0.3153in" fo:keep-together="auto"/>
    </style:style>
    <style:style style:name="Tabla5.A1" style:family="table-cell">
      <style:table-cell-properties style:vertical-align="bottom" fo:padding-left="0.0486in" fo:padding-right="0.0486in" fo:padding-top="0in" fo:padding-bottom="0in" fo:border-left="none" fo:border-right="none" fo:border-top="none" fo:border-bottom="1.5pt solid #000000" style:writing-mode="lr-tb"/>
    </style:style>
    <style:style style:name="Tabla5.B1" style:family="table-cell">
      <style:table-cell-properties style:vertical-align="bottom" fo:padding-left="0.0486in" fo:padding-right="0.0486in" fo:padding-top="0in" fo:padding-bottom="0in" fo:border="none" style:writing-mode="lr-tb"/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top" fo:padding-left="0.0486in" fo:padding-right="0.0486in" fo:padding-top="0in" fo:padding-bottom="0in" fo:border-left="none" fo:border-right="none" fo:border-top="1.5pt solid #000000" fo:border-bottom="none" style:writing-mode="lr-tb"/>
    </style:style>
    <style:style style:name="Tabla5.B2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a2" style:family="table">
      <style:table-properties style:width="7.8493in" fo:margin-left="-0.466in" table:align="left" style:writing-mode="lr-tb"/>
    </style:style>
    <style:style style:name="Tabla2.A" style:family="table-column">
      <style:table-column-properties style:column-width="0.4271in"/>
    </style:style>
    <style:style style:name="Tabla2.B" style:family="table-column">
      <style:table-column-properties style:column-width="7.4222in"/>
    </style:style>
    <style:style style:name="Tabla2.1" style:family="table-row">
      <style:table-row-properties style:min-row-height="0.2361in"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2pt" fo:font-weight="bold" style:font-name-asian="Tahoma" style:font-size-asian="12pt" style:font-weight-asian="bold" style:font-name-complex="Tahoma" style:font-size-complex="12pt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justify" style:justify-single-word="false"/>
      <style:text-properties style:font-name="Times New Roman"/>
    </style:style>
    <style:style style:name="P17" style:family="paragraph" style:parent-style-name="Footer">
      <style:paragraph-properties fo:margin-left="0in" fo:margin-right="0.25in" fo:text-indent="0in" style:auto-text-indent="false"/>
    </style:style>
    <style:style style:name="P18" style:family="paragraph" style:parent-style-name="Header">
      <style:paragraph-properties fo:orphans="0" fo:widows="0" style:snap-to-layout-grid="false">
        <style:tab-stops/>
      </style:paragraph-properties>
      <style:text-properties style:font-name="Times New Roman" fo:font-size="12pt" style:font-size-asian="12pt" style:font-name-complex="Tahoma"/>
    </style:style>
    <style:style style:name="P19" style:family="paragraph" style:parent-style-name="Heading_20_4">
      <style:text-properties fo:font-size="12pt" style:font-size-asian="12pt" style:font-size-complex="12pt"/>
    </style:style>
    <style:style style:name="P20" style:family="paragraph" style:parent-style-name="Heading_20_3">
      <style:text-properties fo:font-size="10pt" fo:font-weight="normal" style:font-size-asian="10pt" style:font-weight-asian="normal"/>
    </style:style>
    <style:style style:name="P21" style:family="paragraph" style:parent-style-name="Header" style:list-style-name="WW8Num1">
      <style:paragraph-properties fo:orphans="0" fo:widows="0" style:snap-to-layout-grid="false">
        <style:tab-stops/>
      </style:paragraph-properties>
      <style:text-properties style:font-name="Times New Roman"/>
    </style:style>
    <style:style style:name="P22" style:family="paragraph" style:parent-style-name="Header" style:list-style-name="WW8Num1">
      <style:paragraph-properties fo:orphans="0" fo:widows="0" style:snap-to-layout-grid="false">
        <style:tab-stops/>
      </style:paragraph-properties>
      <style:text-properties style:font-name="Times New Roman" style:font-name-complex="Tahoma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2pt" fo:font-weight="bold" officeooo:rsid="000cb1a5" officeooo:paragraph-rsid="000cb1a5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fo:font-size="12pt" fo:font-weight="bold" officeooo:rsid="000cb1a5" officeooo:paragraph-rsid="000cb1a5" style:font-size-asian="12pt" style:font-weight-asian="bold" style:font-size-complex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fo:font-weight="bold" officeooo:rsid="000cf17f" officeooo:paragraph-rsid="000cf17f" style:font-size-asian="12pt" style:font-weight-asian="bold" style:font-size-complex="12pt"/>
    </style:style>
    <style:style style:name="P26" style:family="paragraph" style:parent-style-name="Standard" style:list-style-name="L1"/>
    <style:style style:name="P27" style:family="paragraph" style:parent-style-name="Standard">
      <style:paragraph-properties fo:text-align="justify" style:justify-single-word="false" style:snap-to-layout-grid="false"/>
      <style:text-properties officeooo:rsid="000cb1a5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9" style:family="paragraph" style:parent-style-name="Standard" style:list-style-name="WW8Num4">
      <style:paragraph-properties fo:margin-left="-0.4925in" fo:margin-right="0in" fo:text-align="start" style:justify-single-word="false" fo:orphans="0" fo:widows="0" fo:text-indent="-0.2362in" style:auto-text-indent="false" style:snap-to-layout-grid="false">
        <style:tab-stops/>
      </style:paragraph-properties>
      <style:text-properties style:font-name="Times New Roman" fo:font-size="12pt" style:font-size-asian="12pt" style:font-name-complex="Tahoma"/>
    </style:style>
    <style:style style:name="T1" style:family="text">
      <style:text-properties style:font-name-asian="Tahoma"/>
    </style:style>
    <style:style style:name="T2" style:family="text">
      <style:text-properties style:font-name="Times New Roman" style:font-name-complex="Tahoma"/>
    </style:style>
    <style:style style:name="T3" style:family="text">
      <style:text-properties fo:font-size="11.5pt" fo:font-weight="bold" style:font-name-asian="Tahoma" style:font-size-asian="11.5pt" style:font-weight-asian="bold" style:font-weight-complex="bold"/>
    </style:style>
    <style:style style:name="T4" style:family="text">
      <style:text-properties fo:font-size="11.5pt" style:font-name-asian="Tahoma" style:font-size-asian="11.5pt"/>
    </style:style>
    <style:style style:name="T5" style:family="text">
      <style:text-properties fo:font-size="11.5pt" style:font-name-asian="Stylus BT" style:font-size-asian="11.5pt" style:font-name-complex="Stylus BT"/>
    </style:style>
    <style:style style:name="T6" style:family="text">
      <style:text-properties fo:font-size="11.5pt" style:text-underline-style="solid" style:text-underline-width="auto" style:text-underline-color="font-color" style:font-name-asian="Tahoma" style:font-size-asian="11.5pt"/>
    </style:style>
    <style:style style:name="T7" style:family="text">
      <style:text-properties officeooo:rsid="000cb1a5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olicitud de revisión de expediente académico y entrega de requisitos para </text:p>
      <text:p text:style-name="P9">Graduación Ordinaria</text:p>
      <text:p text:style-name="P9"/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Fecha:</text:p>
          </table:table-cell>
          <table:table-cell table:style-name="Tabla1.B1" office:value-type="string">
            <text:p text:style-name="P27">15 de enero 2015</text:p>
          </table:table-cell>
        </table:table-row>
      </table:table>
      <text:p text:style-name="P11"/>
      <text:h text:style-name="P19" text:outline-level="4">Señores</text:h>
      <text:p text:style-name="P5">Comisión de Credenciales</text:p>
      <text:p text:style-name="P6">ECCI</text:p>
      <text:p text:style-name="P10"/>
      <text:p text:style-name="P10">Estimados señores:</text:p>
      <text:p text:style-name="P10"/>
      <text:p text:style-name="P10"><text:tab/>Me permito solicitar la revisión de mi expediente académico con el fin de que se me incluya en la nomina de graduandos a realizarse en el mes de <text:span text:style-name="T7">abril</text:span>.</text:p>
      <text:p text:style-name="P10"/>
      <text:p text:style-name="P10"><text:tab/>En caso que se requiera podrá localizarme en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23"><text:a xlink:type="simple" xlink:href="mailto:daobmo@gmail.com">daobmo@gmail.com</text:a></text:p>
          </table:table-cell>
          <table:table-cell table:style-name="Tabla4.B1" office:value-type="string">
            <text:p text:style-name="P7"/>
          </table:table-cell>
          <table:table-cell table:style-name="Tabla4.A1" office:value-type="string">
            <text:p text:style-name="P24">22402597</text:p>
          </table:table-cell>
          <table:table-cell table:style-name="Tabla4.B1" office:value-type="string">
            <text:p text:style-name="P8"/>
          </table:table-cell>
          <table:table-cell table:style-name="Tabla4.A1" office:value-type="string">
            <text:p text:style-name="P24">88694745</text:p>
          </table:table-cell>
        </table:table-row>
        <table:table-row table:style-name="Tabla4.1">
          <table:table-cell table:style-name="Tabla4.A2" office:value-type="string">
            <text:p text:style-name="P7">e-mail</text:p>
          </table:table-cell>
          <table:table-cell table:style-name="Tabla4.B1" office:value-type="string">
            <text:p text:style-name="P7"/>
          </table:table-cell>
          <table:table-cell table:style-name="Tabla4.A2" office:value-type="string">
            <text:p text:style-name="P8">Teléfono</text:p>
          </table:table-cell>
          <table:table-cell table:style-name="Tabla4.B1" office:value-type="string">
            <text:p text:style-name="P8"/>
          </table:table-cell>
          <table:table-cell table:style-name="Tabla4.A2" office:value-type="string">
            <text:p text:style-name="P8">Celular</text:p>
          </table:table-cell>
        </table:table-row>
      </table:table>
      <text:p text:style-name="P10"/>
      <text:p text:style-name="P10"><text:tab/>Sin otro particular se suscribe,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B"/>
        <table:table-column table:style-name="Tabla5.E"/>
        <table:table-row table:style-name="Tabla5.1">
          <table:table-cell table:style-name="Tabla5.A1" office:value-type="string">
            <text:p text:style-name="P25">A74639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25">Daniel Obando Montero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8"/>
          </table:table-cell>
        </table:table-row>
        <table:table-row table:style-name="Tabla5.2">
          <table:table-cell table:style-name="Tabla5.A2" office:value-type="string">
            <text:p text:style-name="P8">Carné</text:p>
          </table:table-cell>
          <table:table-cell table:style-name="Tabla5.B2" office:value-type="string">
            <text:p text:style-name="P8"/>
          </table:table-cell>
          <table:table-cell table:style-name="Tabla5.A2" office:value-type="string">
            <text:p text:style-name="P8">Nombre</text:p>
          </table:table-cell>
          <table:table-cell table:style-name="Tabla5.B2" office:value-type="string">
            <text:p text:style-name="P8"/>
          </table:table-cell>
          <table:table-cell table:style-name="Tabla5.A2" office:value-type="string">
            <text:p text:style-name="P8">Firma</text:p>
          </table:table-cell>
        </table:table-row>
      </table:table>
      <text:p text:style-name="P10"><text:tab/></text:p>
      <text:p text:style-name="P6">Para dicho trámite me permito adjuntar los <text:s/>documentos solicitados en la página de la ECCI, <text:span text:style-name="T2">https://www.ecci.ucr.ac.cr/graduacion_ordinaria</text:span></text:p>
      <text:p text:style-name="P1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list xml:id="list5197021978674757375" text:style-name="WW8Num1">
              <text:list-item>
                <text:p text:style-name="P21"/>
              </text:list-item>
            </text:list>
          </table:table-cell>
          <table:table-cell table:style-name="Tabla2.A1" office:value-type="string">
            <text:p text:style-name="P18">Hoja de Información del Estudiante. Formulario IE Decargar <text:s/></text:p>
          </table:table-cell>
        </table:table-row>
        <table:table-row table:style-name="Tabla2.1">
          <table:table-cell table:style-name="Tabla2.A1" office:value-type="string">
            <text:list xml:id="list103527978792453" text:continue-numbering="true" text:style-name="WW8Num1">
              <text:list-item>
                <text:p text:style-name="P21"/>
              </text:list-item>
            </text:list>
          </table:table-cell>
          <table:table-cell table:style-name="Tabla2.A1" office:value-type="string">
            <text:p text:style-name="P18">Opcional: Carta de solicitud de Graduación de Honor con fotocopia de la cédula ampliada. </text:p>
          </table:table-cell>
        </table:table-row>
        <table:table-row table:style-name="Tabla2.1">
          <table:table-cell table:style-name="Tabla2.A1" office:value-type="string">
            <text:list xml:id="list103528439026994" text:continue-numbering="true" text:style-name="WW8Num1">
              <text:list-item>
                <text:p text:style-name="P21"/>
              </text:list-item>
            </text:list>
          </table:table-cell>
          <table:table-cell table:style-name="Tabla2.A1" office:value-type="string">
            <text:p text:style-name="P18">Hoja<text:span text:style-name="T1"> </text:span>de<text:span text:style-name="T1"> </text:span>delincuencia vigente.</text:p>
          </table:table-cell>
        </table:table-row>
        <table:table-row table:style-name="Tabla2.1">
          <table:table-cell table:style-name="Tabla2.A1" office:value-type="string">
            <text:list xml:id="list103527734534616" text:continue-numbering="true" text:style-name="WW8Num1">
              <text:list-item>
                <text:p text:style-name="P22"/>
              </text:list-item>
            </text:list>
          </table:table-cell>
          <table:table-cell table:style-name="Tabla2.A1" office:value-type="string">
            <text:p text:style-name="P18">Recibo<text:span text:style-name="T1"> </text:span>cancelado<text:span text:style-name="T1"> </text:span>por<text:span text:style-name="T1"> </text:span>derecho<text:span text:style-name="T1"> </text:span>de<text:span text:style-name="T1"> </text:span>título o<text:span text:style-name="T1"> </text:span></text:p>
          </table:table-cell>
        </table:table-row>
        <table:table-row table:style-name="Tabla2.1">
          <table:table-cell table:style-name="Tabla2.A1" office:value-type="string">
            <text:list xml:id="list103528448835245" text:continue-numbering="true" text:style-name="WW8Num1">
              <text:list-item>
                <text:p text:style-name="P22"/>
              </text:list-item>
            </text:list>
          </table:table-cell>
          <table:table-cell table:style-name="Tabla2.A1" office:value-type="string">
            <text:p text:style-name="P18">Constancia<text:span text:style-name="T1"> </text:span>de<text:span text:style-name="T1"> </text:span>Oficina<text:span text:style-name="T1"> </text:span>de<text:span text:style-name="T1"> </text:span>Becas<text:span text:style-name="T1"> </text:span>(asistente<text:span text:style-name="T1"> </text:span>beca<text:span text:style-name="T1"> </text:span>10<text:span text:style-name="T1"> </text:span>y<text:span text:style-name="T1"> </text:span>11<text:span text:style-name="T1"> </text:span>por<text:span text:style-name="T1"> </text:span>estudio<text:span text:style-name="T1"> </text:span>socioeconómico).<text:span text:style-name="T1"> </text:span></text:p>
          </table:table-cell>
        </table:table-row>
        <table:table-row table:style-name="Tabla2.1">
          <table:table-cell table:style-name="Tabla2.A1" office:value-type="string">
            <text:list xml:id="list103529475915470" text:continue-numbering="true" text:style-name="WW8Num1">
              <text:list-item>
                <text:p text:style-name="P22"/>
              </text:list-item>
            </text:list>
          </table:table-cell>
          <table:table-cell table:style-name="Tabla2.A1" office:value-type="string">
            <text:p text:style-name="P18">Timbres<text:span text:style-name="T1"> </text:span>fiscales para Bachillerato con el número de carné al reverso.</text:p>
          </table:table-cell>
        </table:table-row>
        <table:table-row table:style-name="Tabla2.1">
          <table:table-cell table:style-name="Tabla2.A1" office:value-type="string">
            <text:list xml:id="list103529525159811" text:continue-numbering="true" text:style-name="WW8Num1">
              <text:list-item>
                <text:p text:style-name="P22"/>
              </text:list-item>
            </text:list>
          </table:table-cell>
          <table:table-cell table:style-name="Tabla2.A1" office:value-type="string">
            <text:list xml:id="list1963997648709955415" text:style-name="WW8Num4">
              <text:list-header>
                <text:p text:style-name="P29"><text:span text:style-name="T3"><text:s text:c="13"/>F</text:span><text:span text:style-name="T4">otocopia de la cédula de identidad</text:span><text:span text:style-name="T5"> </text:span><text:span text:style-name="T6">ampliada</text:span><text:span text:style-name="T4">,</text:span><text:span text:style-name="T5"> </text:span><text:span text:style-name="T4">por</text:span><text:span text:style-name="T5"> </text:span><text:span text:style-name="T4">ambos</text:span><text:span text:style-name="T5"> </text:span><text:span text:style-name="T4">lados,</text:span><text:span text:style-name="T5"> </text:span><text:span text:style-name="T4">en</text:span><text:span text:style-name="T5"> </text:span><text:span text:style-name="T4">una</text:span><text:span text:style-name="T5"> </text:span><text:span text:style-name="T4">misma</text:span><text:span text:style-name="T5"> </text:span><text:span text:style-name="T4">página</text:span><text:span text:style-name="T5"> </text:span><text:span text:style-name="T4">y</text:span><text:span text:style-name="T5"> </text:span><text:span text:style-name="T4">sin</text:span><text:span text:style-name="T5"> </text:span><text:span text:style-name="T4">recortar.</text:span><text:span text:style-name="T5"> </text:span><text:span text:style-name="T4">(Favor</text:span></text:p>
                <text:list>
                  <text:list-item>
                    <text:list>
                      <text:list-header>
                        <text:p text:style-name="P29"><text:span text:style-name="T5"><text:s text:c="13"/></text:span><text:span text:style-name="T4">verificar</text:span><text:span text:style-name="T5"> </text:span><text:span text:style-name="T4">que</text:span><text:span text:style-name="T5"> </text:span><text:span text:style-name="T4">la</text:span><text:span text:style-name="T5"> </text:span><text:span text:style-name="T4">cédula</text:span><text:span text:style-name="T5"> </text:span><text:span text:style-name="T4">no</text:span><text:span text:style-name="T5"> </text:span><text:span text:style-name="T4">esté</text:span><text:span text:style-name="T5"> </text:span><text:span text:style-name="T4">vencida</text:span><text:span text:style-name="T5"> </text:span><text:span text:style-name="T4">y</text:span><text:span text:style-name="T5"> </text:span><text:span text:style-name="T4">que</text:span><text:span text:style-name="T5"> </text:span><text:span text:style-name="T4">la</text:span><text:span text:style-name="T5"> </text:span><text:span text:style-name="T4">fotocopia</text:span><text:span text:style-name="T5"> </text:span><text:span text:style-name="T4">sea</text:span><text:span text:style-name="T5"> </text:span><text:span text:style-name="T4">legible).</text:span></text:p>
                      </text:list-header>
                    </text:list>
                  </text:list-item>
                </text:list>
              </text:list-header>
            </text:list>
          </table:table-cell>
        </table:table-row>
      </table:table>
      <text:p text:style-name="P15"><draw:frame draw:style-name="fr1" draw:name="Marco1" text:anchor-type="char" svg:x="3.7902in" svg:y="0.1in" svg:width="3.572in" svg:height="1.5846in" draw:z-index="0"><draw:text-box><text:p text:style-name="P13">Es responsabilidad del estudiante:</text:p><text:p text:style-name="P13"/><text:p text:style-name="P13">RECOGER LAS<text:span text:style-name="T1"> </text:span>ENTRADAS<text:span text:style-name="T1"> </text:span>E<text:span text:style-name="T1"> </text:span>INFORMACIÓN<text:span text:style-name="T1"> </text:span>DEL<text:span text:style-name="T1"> </text:span>ACTO<text:span text:style-name="T1"> </text:span>DE<text:span text:style-name="T1"> </text:span>GRADUACION<text:span text:style-name="T1"> EN El DECANATO</text:span></text:p><text:p text:style-name="P14"/><text:p text:style-name="P13"/></draw:text-box></draw:frame></text:p>
      <text:p text:style-name="Standard">Notas Importantes: </text:p>
      <text:list xml:id="list4445084587251422883" text:style-name="L1">
        <text:list-item>
          <text:p text:style-name="P26">No se recibirán solicitudes incompletas</text:p>
        </text:list-item>
        <text:list-item>
          <text:p text:style-name="P26">Favor traer copia de este documento </text:p>
          <text:p text:style-name="P26">si desea un recib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tylus BT" svg:font-family="'Stylus BT', Candar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Body_20_Text_20_2" style:display-name="Body Text 2" style:family="paragraph" style:parent-style-name="Standard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Body_20_Text_20_2"/>
    <style:style style:name="Salutation_20__28_user_29_" style:display-name="Salutation (user)" style:family="paragraph" style:parent-style-name="Standard"/>
    <style:style style:name="Lista_20_Cc." style:display-name="Lista Cc." style:family="paragraph" style:parent-style-name="Standard"/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fo:language="es" fo:country="ES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WW8Num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7.0167in" table:align="center" style:writing-mode="lr-tb"/>
    </style:style>
    <style:style style:name="Tabla6.A" style:family="table-column">
      <style:table-column-properties style:column-width="1.3285in"/>
    </style:style>
    <style:style style:name="Tabla6.B" style:family="table-column">
      <style:table-column-properties style:column-width="4.1347in"/>
    </style:style>
    <style:style style:name="Tabla6.C" style:family="table-column">
      <style:table-column-properties style:column-width="1.5535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486in" fo:padding-right="0.0486in" fo:padding-top="0in" fo:padding-bottom="0in" fo:border-left="none" fo:border-right="none" fo:border-top="none" fo:border-bottom="1.5pt solid #000000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P4" style:family="paragraph" style:parent-style-name="Heading_20_3">
      <style:text-properties fo:font-size="10pt" fo:font-weight="normal" style:font-size-asian="10pt" style:font-weight-asian="normal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/>
    </style:style>
    <style:style style:name="M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MP7" style:family="paragraph" style:parent-style-name="Footer">
      <style:paragraph-properties fo:margin-left="0in" fo:margin-right="0.25in" fo:text-indent="0in" style:auto-text-indent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37in" fo:margin-bottom="0.1972in" fo:margin-left="0.7992in" fo:margin-right="0.799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1972in" fo:margin-left="0.7992in" fo:margin-right="0.799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1"><draw:frame draw:style-name="Mfr1" draw:name="gráficos2" text:anchor-type="paragraph" svg:x="0.1736in" svg:y="0.0937in" svg:width="0.802in" svg:height="0.8134in" draw:z-index="1"><draw:image xlink:href="Pictures/10000000000001B8000001E90BB47AED.jpg" xlink:type="simple" xlink:show="embed" xlink:actuate="onLoad"/></draw:frame></text:p>
            </table:table-cell>
            <table:table-cell table:style-name="Tabla6.A1" office:value-type="string">
              <text:p text:style-name="MP2"/>
              <text:p text:style-name="MP3">Universidad de Costa Rica</text:p>
              <text:p text:style-name="MP3">Facultad de Ingeniería</text:p>
              <text:p text:style-name="MP3">Escuela de Ciencias de la Computación e Informática</text:p>
              <text:h text:style-name="MP4" text:outline-level="3"/>
            </table:table-cell>
            <table:table-cell table:style-name="Tabla6.A1" office:value-type="string">
              <text:p text:style-name="MP5"><draw:frame draw:style-name="Mfr1" draw:name="gráficos1" text:anchor-type="paragraph" svg:x="-0.1138in" svg:y="-0.0965in" svg:width="1.7827in" svg:height="0.9728in" draw:z-index="2"><draw:image xlink:href="Pictures/100000000000017600000098AFF075A9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						 de  del 2000</dc:title>
    <meta:initial-creator>Escuela Ciencias Computación Informática</meta:initial-creator>
    <meta:creation-date>2005-06-22T10:40:00</meta:creation-date>
    <dc:date>2015-01-05T10:35:27.489214000</dc:date>
    <meta:print-date>2013-09-25T10:57:31.36</meta:print-date>
    <meta:editing-cycles>30</meta:editing-cycles>
    <meta:editing-duration>PT2H31M13S</meta:editing-duration>
    <meta:generator>LibreOffice/4.2.6.3$MacOSX_x86 LibreOffice_project/3fd416d4c6db7d3204c17ce57a1d70f6e531ee21</meta:generator>
    <meta:printed-by>Maureen Corrales</meta:printed-by>
    <meta:document-statistic meta:table-count="5" meta:image-count="2" meta:object-count="0" meta:page-count="1" meta:paragraph-count="48" meta:word-count="244" meta:character-count="1542" meta:non-whitespace-character-count="1311"/>
    <meta:user-defined meta:name="Información 1"/>
    <meta:user-defined meta:name="Información 2"/>
    <meta:user-defined meta:name="Información 3"/>
    <meta:user-defined meta:name="Información 4"/>
  </office:meta>
</office:document-meta>
</file>